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S</mi>
            <mo stretchy="false">̂</mo>
          </mover>
        </mrow>
        <mi>p</mi>
      </msub>
      <mrow>
        <mi/>
        <mo stretchy="false">≡</mo>
        <mi/>
      </mrow>
      <msub>
        <mfenced open="(" close=")">
          <mrow>
            <mfenced open="〈" close="〉">
              <mrow>
                <mrow>
                  <msubsup>
                    <mrow>
                      <mover accent="true">
                        <mi>a</mi>
                        <mo stretchy="false">̂</mo>
                      </mover>
                    </mrow>
                    <mi>i</mi>
                    <mrow>
                      <mrow>
                        <mo stretchy="false">±</mo>
                        <mi/>
                      </mrow>
                    </mrow>
                  </msubsup>
                </mrow>
                <mo stretchy="false">∣</mo>
                <mrow>
                  <msub>
                    <mrow>
                      <mover accent="true">
                        <mi>S</mi>
                        <mo stretchy="false">̂</mo>
                      </mover>
                    </mrow>
                    <mi>p</mi>
                  </msub>
                </mrow>
                <mo stretchy="false">∣</mo>
                <mrow>
                  <msubsup>
                    <mrow>
                      <mover accent="true">
                        <mi>a</mi>
                        <mo stretchy="false">̂</mo>
                      </mover>
                    </mrow>
                    <mi>j</mi>
                    <mrow>
                      <mrow>
                        <mo stretchy="false">±</mo>
                        <mi/>
                      </mrow>
                    </mrow>
                  </msubsup>
                </mrow>
              </mrow>
            </mfenced>
          </mrow>
        </mfenced>
        <mrow>
          <mi>i</mi>
          <mi>,</mi>
          <mrow>
            <mi>j</mi>
            <mo stretchy="false">=</mo>
            <mn>1,2</mn>
          </mrow>
        </mrow>
      </msub>
      <mrow>
        <mi/>
        <mo stretchy="false">=</mo>
        <mi/>
      </mrow>
      <mfrac>
        <mo stretchy="false">ℏ</mo>
        <mrow>
          <mn>2</mn>
          <mi>p</mi>
        </mrow>
      </mfrac>
      <mi/>
      <mfenced open="(" close=")">
        <mrow>
          <mtable>
            <mtr>
              <mtd>
                <mrow>
                  <msub>
                    <mi>p</mi>
                    <mi>z</mi>
                  </msub>
                </mrow>
              </mtd>
              <mtd>
                <mrow>
                  <msub>
                    <mi>p</mi>
                    <mrow>
                      <mrow>
                        <mo stretchy="false">−</mo>
                        <mi/>
                      </mrow>
                    </mrow>
                  </msub>
                </mrow>
              </mtd>
            </mtr>
            <mtr>
              <mtd>
                <mrow>
                  <msub>
                    <mi>p</mi>
                    <mrow>
                      <mi>p</mi>
                      <mi/>
                    </mrow>
                  </msub>
                </mrow>
              </mtd>
              <mtd>
                <mrow>
                  <mrow>
                    <mo stretchy="false">−</mo>
                    <msub>
                      <mi>p</mi>
                      <mi>z</mi>
                    </msub>
                  </mrow>
                </mrow>
              </mtd>
            </mtr>
          </mtable>
        </mrow>
      </mfenced>
    </mrow>
    <annotation encoding="StarMath 5.0">{hat S} _p `equiv`
left ( left langle {hat a} _i ^{+- `}  mline {hat S} _p mline {hat a} _j ^{+- `} right rangle right ) _{i,j = 1,2} `=` 
hbar over {2 p} ` 
left ( 
 matrix{
   p _z # p _{- `}  ##
   p _{p `}# -p _z
 } 
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1:47:10.699000000</meta:creation-date>
    <meta:generator>LibreOffice/4.1.4.2$Windows_x86 LibreOffice_project/0a0440ccc0227ad9829de5f46be37cfb6edcf72</meta:generator>
  </office:meta>
</office:document-meta>
</file>